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0pt" officeooo:rsid="00068e8b" officeooo:paragraph-rsid="00068e8b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4pt" officeooo:rsid="00068e8b" officeooo:paragraph-rsid="00068e8b" style:font-size-asian="12.25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Ubuntu" fo:font-size="14pt" officeooo:rsid="00068e8b" officeooo:paragraph-rsid="00068e8b" style:font-size-asian="12.25pt" style:font-size-complex="14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Ubuntu" fo:font-size="14pt" officeooo:rsid="0007deda" officeooo:paragraph-rsid="0007deda" style:font-size-asian="12.25pt" style:font-size-complex="14pt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s Reading</text:p>
      <text:p text:style-name="P1"/>
      <text:p text:style-name="P2">2.- Anwer the questions</text:p>
      <text:p text:style-name="P2"/>
      <text:list xml:id="list3530026730" text:style-name="L1">
        <text:list-item>
          <text:p text:style-name="P3">Because his life is plenty of a coincidences like he tells.</text:p>
        </text:list-item>
        <text:list-item>
          <text:p text:style-name="P3">Is easy to intall, it’s open source software and it has been inproved by a lot of people.</text:p>
        </text:list-item>
        <text:list-item>
          <text:p text:style-name="P4">It means the software it’s free and anybody can copy, modify and distribete it.</text:p>
        </text:list-item>
        <text:list-item>
          <text:p text:style-name="P4">beacuse he inheried his interest for the science from his gradfather.</text:p>
        </text:list-item>
        <text:list-item>
          <text:p text:style-name="P4">He was work</text:p>
        </text:list-item>
      </text:list>
      <text:p text:style-name="P2"/>
      <text:p text:style-name="P2"/>
      <text:p text:style-name="P2">3.-</text:p>
      <text:p text:style-name="P2"/>
      <text:p text:style-name="P2"/>
      <text:p text:style-name="P2">4.-</text:p>
      <text:p text:style-name="P2"/>
      <text:p text:style-name="P2">5.-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7:20:53.539950311</meta:creation-date>
    <dc:date>2024-11-05T17:39:12.428730779</dc:date>
    <meta:editing-duration>PT7M38S</meta:editing-duration>
    <meta:editing-cycles>1</meta:editing-cycles>
    <meta:document-statistic meta:table-count="0" meta:image-count="0" meta:object-count="0" meta:page-count="1" meta:paragraph-count="10" meta:word-count="71" meta:character-count="366" meta:non-whitespace-character-count="310"/>
    <meta:generator>LibreOffice/7.3.7.2$Linux_X86_64 LibreOffice_project/30$Build-2</meta:generator>
  </office:meta>
</office:document-meta>
</file>